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style:font-size-asian="14pt" style:font-size-complex="14pt"/>
    </style:style>
    <style:style style:name="P2" style:family="paragraph" style:parent-style-name="Standard">
      <style:text-properties fo:color="#000000" style:font-name="Georgia" fo:font-size="10.5pt" style:font-size-asian="10.5pt" style:font-size-complex="10.5pt"/>
    </style:style>
    <style:style style:name="P3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P4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bold" style:font-size-asian="10.5pt" style:font-size-complex="10.5pt"/>
    </style:style>
    <style:style style:name="P7" style:family="paragraph" style:parent-style-name="Standard">
      <style:paragraph-properties fo:margin-top="0in" fo:margin-bottom="0in" fo:line-height="100%" fo:text-align="start" style:justify-single-word="false"/>
      <style:text-properties fo:color="#000000" style:font-name="Georgia" fo:font-size="10.5pt" style:font-size-asian="10.5pt" style:font-size-complex="10.5pt"/>
    </style:style>
    <style:style style:name="P8" style:family="paragraph" style:parent-style-name="Standard">
      <style:paragraph-properties fo:margin-top="0in" fo:margin-bottom="0in" fo:line-height="100%" fo:text-align="start" style:justify-single-word="false"/>
      <style:text-properties fo:color="#000000" fo:font-size="10.5pt" style:font-size-asian="10.5pt" style:font-size-complex="10.5pt"/>
    </style:style>
    <style:style style:name="P9" style:family="paragraph" style:parent-style-name="Standard">
      <style:paragraph-properties fo:margin-top="0in" fo:margin-bottom="0in" fo:line-height="100%" fo:text-align="start" style:justify-single-word="false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Georgia" fo:font-size="10.5pt" fo:letter-spacing="normal" fo:language="none" fo:country="none" fo:font-style="normal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style:style style:name="T5" style:family="text">
      <style:text-properties fo:font-variant="normal" fo:text-transform="none" fo:color="#000000" style:font-name="Georgia" fo:font-size="10.5pt" fo:letter-spacing="normal" fo:language="none" fo:country="none" fo:font-style="normal" fo:font-weight="bold" style:font-name-asian="Georgia" style:font-size-asian="10.5pt" style:language-asian="none" style:country-asian="none" style:font-weight-asian="bold" style:font-name-complex="Georgia" style:font-size-complex="10.5pt" style:language-complex="none" style:country-complex="none" style:font-weight-complex="bold"/>
    </style:style>
    <style:style style:name="T6" style:family="text">
      <style:text-properties fo:font-variant="normal" fo:text-transform="none" fo:color="#000000" style:font-name="Georgia" fo:letter-spacing="normal" fo:language="none" fo:country="none" fo:font-style="normal" fo:font-weight="normal" style:font-name-asian="Georgia" style:language-asian="none" style:country-asian="none" style:font-weight-asian="normal" style:font-name-complex="Georgia" style:language-complex="none" style:country-complex="none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style:font-name="Georgia" fo:font-size="10.5pt" fo:letter-spacing="normal" fo:language="none" fo:country="none" fo:font-style="normal" fo:font-weight="bold" style:font-name-asian="Georgia" style:font-size-asian="10.5pt" style:language-asian="none" style:country-asian="none" style:font-weight-asian="bold" style:font-name-complex="Georgia" style:font-size-complex="10.5pt" style:language-complex="none" style:country-complex="none" style:font-weight-complex="bold"/>
    </style:style>
    <style:style style:name="T10" style:family="text">
      <style:text-properties fo:font-variant="normal" fo:text-transform="none" style:font-name="Georgia" fo:font-size="10.5pt" fo:letter-spacing="normal" fo:language="none" fo:country="none" fo:font-style="normal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style:style style:name="T11" style:family="text">
      <style:text-properties fo:font-variant="normal" fo:text-transform="none" style:font-name="Georgia" fo:font-size="10.5pt" fo:letter-spacing="normal" fo:language="none" fo:country="none" fo:font-style="italic" fo:font-weight="normal" style:font-name-asian="Georgia" style:font-size-asian="10.5pt" style:language-asian="none" style:country-asian="none" style:font-style-asian="italic" style:font-weight-asian="normal" style:font-name-complex="Georgia" style:font-size-complex="10.5pt" style:language-complex="none" style:country-complex="none" style:font-style-complex="italic" style:font-weight-complex="normal"/>
    </style:style>
    <style:style style:name="T12" style:family="text">
      <style:text-properties fo:font-variant="normal" fo:text-transform="none" style:font-name="Georgia" fo:letter-spacing="normal" fo:language="none" fo:country="none" fo:font-style="normal" fo:font-weight="normal" style:font-name-asian="Georgia" style:language-asian="none" style:country-asian="none" style:font-weight-asian="normal" style:font-name-complex="Georgia" style:language-complex="none" style:country-complex="none" style:font-weight-complex="normal"/>
    </style:style>
    <style:style style:name="T13" style:family="text">
      <style:text-properties fo:font-variant="normal" fo:text-transform="none" fo:color="#545454" style:font-name="Georgia" fo:font-size="10.5pt" fo:letter-spacing="normal" fo:language="none" fo:country="none" fo:font-style="italic" fo:font-weight="normal" style:font-name-asian="Georgia" style:font-size-asian="10.5pt" style:language-asian="none" style:country-asian="none" style:font-style-asian="italic" style:font-weight-asian="normal" style:font-name-complex="Georgia" style:font-size-complex="10.5pt" style:language-complex="none" style:country-complex="none" style:font-style-complex="italic" style:font-weight-complex="normal"/>
    </style:style>
    <style:style style:name="T14" style:family="text">
      <style:text-properties fo:color="#000000" style:font-name="Georgia" fo:language="none" fo:country="none" fo:font-weight="normal" style:font-name-asian="Georgia" style:language-asian="none" style:country-asian="none" style:font-weight-asian="normal" style:font-name-complex="Georgia" style:language-complex="none" style:country-complex="none" style:font-weight-complex="normal"/>
    </style:style>
    <style:style style:name="T15" style:family="text">
      <style:text-properties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16" style:family="text">
      <style:text-properties style:font-name="Georgia" fo:font-size="10.5pt" fo:language="none" fo:country="none" fo:font-style="italic" style:font-name-asian="Georgia" style:font-size-asian="10.5pt" style:language-asian="none" style:country-asian="none" style:font-style-asian="italic" style:font-name-complex="Georgia" style:font-size-complex="10.5pt" style:language-complex="none" style:country-complex="none" style:font-style-complex="italic"/>
    </style:style>
    <style:style style:name="T17" style:family="text">
      <style:text-properties style:font-name="Georgia" fo:font-size="10.5pt" fo:language="en" fo:country="US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18" style:family="text">
      <style:text-properties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19" style:family="text">
      <style:text-properties style:font-name="Georgia" fo:language="none" fo:country="none" fo:font-weight="normal" style:font-name-asian="Georgia" style:language-asian="none" style:country-asian="none" style:font-weight-asian="normal" style:font-name-complex="Georgia" style:language-complex="none" style:country-complex="none" style:font-weight-complex="normal"/>
    </style:style>
    <style:style style:name="T20" style:family="text">
      <style:text-properties fo:color="#545454" style:font-name="Georgia" fo:font-size="10.5pt" fo:language="none" fo:country="none" fo:font-style="italic" style:font-name-asian="Georgia" style:font-size-asian="10.5pt" style:language-asian="none" style:country-asian="none" style:font-style-asian="italic" style:font-name-complex="Georgia" style:font-size-complex="10.5pt" style:language-complex="none" style:country-complex="none" style:font-style-complex="italic"/>
    </style:style>
    <style:style style:name="T21" style:family="text">
      <style:text-properties fo:language="none" fo:country="none" fo:font-weight="normal" style:font-name-asian="Georgia" style:language-asian="none" style:country-asian="none" style:font-weight-asian="normal" style:font-name-complex="Georgia" style:language-complex="none" style:country-complex="none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hen God Changed the Menu</text:span> </text:p>
      <text:p text:style-name="P2"><text:span text:style-name="T1">Read:</text:span> Numbers 11:4-9; Joshua 5:10-15</text:p>
      <text:p text:style-name="P2"><text:span text:style-name="T1">Text:</text:span> <text:span text:style-name="T21">Joshua 5:12 “...neither had the children of Israel manna any more; but they did eat of the fruit of the land of Canaan that year.”</text:span></text:p>
      <text:p text:style-name="P3"><text:span text:style-name="T1">Introduction:</text:span> I recently listened to a sermon by Jentzen Franklin. <text:s/>The idea for this sermon came from the message that he preached. <text:s/>It would have been better if he had come and preached it to you but the next best thing is for me to share some of his thoughts interspersed with a few of my own. <text:s/></text:p>
      <text:p text:style-name="P3"><text:s text:c="2"/>I was intrigued by the three diets of the children of Israel which are directly connected to the situations that they were in. <text:s/>I also think that our spiritual diet may have much to do with the situations that we find ourselves in. <text:s/>Let's dive in.</text:p>
      <text:p text:style-name="P3"/>
      <text:p text:style-name="P6"><text:span text:style-name="T23">Diet while in bondage: </text:span><text:span text:style-name="T22">I find it interesting that we only learn about this diet while they are complaining about the menu provided by God for their journey. <text:s/>The diet in Egypt was controlled by their taskmasters. It was <text:s/>primarily leeks, garlic and onions with cucumbers, melons and a few fish for protein. <text:s/>It was provided as a means of keeping the slave popula-tion healthy enough to build Egyptian cities. <text:s/>It was a diet that caused a distinct odor. <text:s/>After a meal predominated by leeks, garlic and onions they could track where you were by the smell coming through your breath and sweat pores. <text:s/>It was the smell of those in bondage and no doubt the talk around the tables of the Egyptians. <text:s/>I'm sure that the COI complained about </text:span><text:span text:style-name="T24">it</text:span><text:span text:style-name="T22"> while they were eating it as well. <text:s/>They were probably envious of the delicious smells emanating from the kitchens of their captors. <text:s/></text:span></text:p>
      <text:p text:style-name="P6"><text:span text:style-name="T22"><text:s text:c="2"/>After they crossed the Red Sea they found no restaurants, stores, or food warehouses and there were over a million mouths to feed.</text:span></text:p>
      <text:p text:style-name="P3"/>
      <text:p text:style-name="P5">Diet while traveling: <text:s/><text:span text:style-name="T22"><text:s/>One consistent feature of the COI was whining! <text:s/>They seemed to be in a constant state of expecting life to be one ton of full time joy and not discomfort at all. <text:s/>So it is no wonder that the first thing they complained about was the need for food. <text:s/>God went to work in heaven's kitchen and created the perfect food for traveling. <text:s/>It contained all the nutrition that a human would ever need. <text:s text:c="2"/>Scientists have tried to duplicate this recipe and cannot do it but it got the COI through 40 years of healthy eating in the wilderness. <text:s/>(Slender powder for a nation of starv-ing people). <text:s/>When the COI first tried it they named it “</text:span><text:span text:style-name="T24">manna” which literally means: “what is it?</text:span><text:span text:style-name="T22">” </text:span></text:p>
      <text:p text:style-name="P5"><text:span text:style-name="T22"><text:s text:c="2"/>This is the diet of confusion. <text:s/>It is a picture of the believer who exper-iences the blessings of salvation and belonging to Christ. <text:s/>He or she lives with more questions than answers. <text:s/>They know that the Bible is the Word of God and Jesus is their savior but they live with plenty of doubts and confusion. <text:s/>They pray knowing that God is able but not confident that He will actually answer their prayers. <text:s/>I believe that a lot of us would identify with this as the diet we are dinning on. <text:s/>If this is your experience then I would say that you have one more river to cross in your walk with God.</text:span></text:p>
      <text:p text:style-name="P3"/>
      <text:p text:style-name="P5">Diet in the promised land: <text:span text:style-name="T22"><text:s/>The COI crossed the Jordan into the land of Canaan and the manna ceased. <text:s/>What was the new diet that God had in mind for them? <text:s/>Here it is: “..</text:span><text:span text:style-name="T21">they did eat of the fruit of the land of Cana-an...” <text:s/>The diet offered is literally:</text:span><text:span text:style-name="T22"> </text:span><text:span text:style-name="T24">whatever you are willing to invest your time and labor in</text:span><text:span text:style-name="T22">. <text:s/>You can have whatever you want...the sky's the limit. However you will have to invest your time and effort to have it. <text:s/>No more whining about what Moses didn't give you. <text:s/>No more whining about the boring diet that God has sent directly from heaven. <text:s/>The ball is in your court. <text:s/>The only limits on what you and I can dine on in our spiritual journey is the one that we put on ourselves. <text:s/>If you and I are willing to invest our lives in the work of Christ then we can accomplish Christ's work in our community. <text:s/></text:span></text:p>
      <text:p text:style-name="P5"><text:span text:style-name="T22"/></text:p>
      <text:p text:style-name="P7"><text:span text:style-name="T2">Conclude:</text:span><text:span text:style-name="T3"> <text:s/>II Chronicles 7:14 says: “</text:span><text:span text:style-name="T21">If my people, which are called by my name, shall humble themselves, and pray, and seek my face, and turn from their wicked ways; then will I hear from heaven, and will forgive their sin, and will heal their land.” <text:s/>this is God's prescription for revival. <text:s/>God has never had a problem keeping His Word so I suggest that we have not done the first part yet. <text:s/></text:span></text:p>
      <text:p text:style-name="P8"><text:span text:style-name="T19"><text:s text:c="3"/>James tells us that “...</text:span><text:span text:style-name="T19">The effectual fervent prayer of a righteous man availeth much. <text:s/>Elias was a man subject to like passions as we are, and he prayed earnestly that it might not rain: and it rained not on the earth by the space of three years and six months. <text:s/>The ball is in your court this morning. <text:s/>What do you want to see God do? Have you prayed earnestly? Have you prayed at all? James also said: “...</text:span><text:span text:style-name="T12">ye have not, because ye ask not.”</text:span></text:p>
      <text:p text:style-name="P8"><text:span text:style-name="T12"/></text:p>
      <text:p text:style-name="P9"><text:span text:style-name="T9">The next event:</text:span><text:span text:style-name="T10"> <text:s/>We read in Joshua 5: 13-14 “And it came to pass, when Joshua was by Jericho, that he lifted up his eyes and looked, and, behold, there stood a man over against him with his sword drawn in his hand: and Joshua went unto him, and said unto him, </text:span><text:span text:style-name="T11">Art</text:span><text:span text:style-name="T10"> thou for us, or for our adversaries? <text:s/></text:span><text:span text:style-name="T15">And he said, Nay; but </text:span><text:span text:style-name="T16">as</text:span><text:span text:style-name="T15"> captain of the host of the LORD am I now come. And Joshua fell on his face to the earth, and did worship, and said unto him, What saith my lord unto his servant?”</text:span></text:p>
      <text:p text:style-name="P9"><text:span text:style-name="T15"><text:s text:c="2"/>The </text:span><text:span text:style-name="T17">preexistant Christ shows up and brings the victory that they needed.</text:span></text:p>
      <text:p text:style-name="P8"><text:span text:style-name="T12"><text:s text:c="2"/>When you're eating right then you'll be doing right and the results will be exactly what God wants them to be.</text:span></text:p>
      <text:p text:style-name="P4"/>
      <text:p text:style-name="P4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oel Tice</dc:creator>
    <meta:editing-cycles>15</meta:editing-cycles>
    <meta:creation-date>2014-03-28T17:34:00</meta:creation-date>
    <dc:date>2022-08-20T17:23:11.20</dc:date>
    <meta:editing-duration>P1DT17H14M16S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15" meta:word-count="1003" meta:character-count="53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